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3.31cm"/>
      <style:paragraph-properties style:writing-mode="lr-tb"/>
    </style:style>
    <style:style style:name="gr2" style:family="graphic" style:parent-style-name="standard">
      <style:graphic-properties draw:stroke="dash" draw:stroke-dash="Long_20_Dash" svg:stroke-color="#000000" svg:stroke-linecap="butt" draw:fill-color="#ffffff" draw:textarea-horizontal-align="justify" draw:textarea-vertical-align="middle" draw:auto-grow-height="false" fo:min-height="2.29cm" fo:min-width="2.357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608cm" fo:min-width="4.58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4.898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607cm" fo:min-width="5.533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5.533cm"/>
      <style:paragraph-properties style:writing-mode="lr-tb"/>
    </style:style>
    <style:style style:name="gr7" style:family="graphic" style:parent-style-name="objectwithoutfill">
      <style:graphic-properties svg:stroke-width="0.035cm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Long_20_Dash" svg:stroke-color="#666666" draw:marker-end="Arrowheads_20_3" draw:marker-end-width="0.3cm" svg:stroke-linecap="butt" draw:fill="none" draw:textarea-vertical-align="middle"/>
    </style:style>
    <style:style style:name="P1" style:family="paragraph">
      <style:paragraph-properties fo:text-align="center"/>
      <style:text-properties fo:color="#158466" loext:opacity="100%"/>
    </style:style>
    <style:style style:name="P2" style:family="paragraph">
      <loext:graphic-properties draw:fill-color="#ffffff"/>
      <style:paragraph-properties fo:text-align="center"/>
      <style:text-properties fo:color="#158466" loext:opacity="100%"/>
    </style:style>
    <style:style style:name="P3" style:family="paragraph">
      <style:paragraph-properties fo:text-align="center"/>
      <style:text-properties fo:color="#808080" loext:opacity="100%" fo:font-size="14pt" style:font-size-asian="14pt" style:font-size-complex="14pt"/>
    </style:style>
    <style:style style:name="P4" style:family="paragraph">
      <loext:graphic-properties draw:fill-color="#ffffff"/>
      <style:paragraph-properties fo:text-align="center"/>
      <style:text-properties fo:color="#808080" loext:opacity="100%"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  <style:text-properties fo:color="#127622" loext:opacity="100%" fo:font-size="32pt" style:font-size-asian="32pt" style:font-size-complex="32pt"/>
    </style:style>
    <style:style style:name="P8" style:family="paragraph">
      <loext:graphic-properties draw:fill-color="#ffffff"/>
      <style:paragraph-properties fo:text-align="center"/>
      <style:text-properties fo:color="#127622" loext:opacity="100%" fo:font-size="32pt" style:font-size-asian="32pt" style:font-size-complex="3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158466" loext:opacity="100%" style:font-name="LM Mono 10"/>
    </style:style>
    <style:style style:name="T2" style:family="text">
      <style:text-properties fo:color="#158466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808080" loext:opacity="100%" fo:font-size="14pt" style:font-size-asian="14pt" style:font-size-complex="14pt"/>
    </style:style>
    <style:style style:name="T5" style:family="text">
      <style:text-properties fo:color="#c9211e" loext:opacity="100%" fo:font-size="10.5pt" fo:font-style="italic" style:font-size-asian="10.5pt" style:font-style-asian="italic" style:font-size-complex="10.5pt" style:font-style-complex="italic"/>
    </style:style>
    <style:style style:name="T6" style:family="text">
      <style:text-properties fo:color="#127622" loext:opacity="100%" fo:font-size="32pt" style:font-size-asian="32pt" style:font-size-complex="32pt"/>
    </style:style>
    <style:style style:name="T7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1.905cm" svg:x="8.937cm" svg:y="3.857cm">
          <text:p text:style-name="P1"><text:span text:style-name="T1">HTPolyNet</text:span><text:span text:style-name="T2"> </text:span><text:span text:style-name="T3">begin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9" draw:id="id9" draw:layer="layout" svg:width="2.857cm" svg:height="2.54cm" svg:x="4.492cm" svg:y="3.54cm">
          <text:p text:style-name="P3"><text:span text:style-name="T4">Make input molecular structure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5.08cm" svg:height="2.858cm" svg:x="4.81cm" svg:y="7.667cm">
          <text:p text:style-name="P5">Set up reactions and oligomer templates</text:p>
          <draw:enhanced-geometry svg:viewBox="0 0 21600 21600" draw:type="rectangle" draw:enhanced-path="M 0 0 L 21600 0 21600 21600 0 21600 0 0 Z N"/>
        </draw:custom-shape>
        <draw:custom-shape draw:style-name="gr3" draw:text-style-name="P6" xml:id="id3" draw:id="id3" draw:layer="layout" svg:width="5.08cm" svg:height="2.858cm" svg:x="4.81cm" svg:y="11.795cm">
          <text:p text:style-name="P5">Build system topology</text:p>
          <text:p text:style-name="P5"><text:span text:style-name="T5">(e.g., init.to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4" draw:id="id4" draw:layer="layout" svg:width="5.08cm" svg:height="2.858cm" svg:x="4.81cm" svg:y="15.922cm">
          <text:p text:style-name="P5">Build system coordinates</text:p>
          <text:p text:style-name="P5"><text:span text:style-name="T5">(e.g., init.gro)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6" draw:id="id6" draw:layer="layout" svg:width="5.398cm" svg:height="1.905cm" svg:x="11.794cm" svg:y="12.43cm">
          <text:p text:style-name="P7"><text:span text:style-name="T6">CUR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6.033cm" svg:height="2.857cm" svg:x="11.477cm" svg:y="7.667cm">
          <text:p text:style-name="P5"><text:span text:style-name="T7">MD</text:span>: Densification and precure equilibr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7" draw:id="id7" draw:layer="layout" svg:width="6.033cm" svg:height="2.222cm" svg:x="11.477cm" svg:y="16.24cm">
          <text:p text:style-name="P5"><text:span text:style-name="T7">MD</text:span>: Postcure equilibra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81cm" svg:height="1.905cm" svg:x="8.937cm" svg:y="20.367cm">
          <text:p text:style-name="P1"><text:span text:style-name="T1">HTPolyNet</text:span><text:span text:style-name="T2"> </text:span><text:span text:style-name="T3">e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9" draw:layer="layout" svg:x1="10.842cm" svg:y1="5.762cm" svg:x2="7.35cm" svg:y2="7.667cm" draw:start-shape="id1" draw:start-glue-point="2" draw:end-shape="id2" draw:end-glue-point="0" svg:d="M10842 5762v952h-3492v953" svg:viewBox="0 0 3493 1906">
          <text:p/>
        </draw:connector>
        <draw:connector draw:style-name="gr7" draw:text-style-name="P9" draw:layer="layout" svg:x1="7.35cm" svg:y1="10.525cm" svg:x2="7.35cm" svg:y2="11.795cm" draw:start-shape="id2" draw:start-glue-point="2" draw:end-shape="id3" draw:end-glue-point="0" svg:d="M7350 10525v1270" svg:viewBox="0 0 1 1271">
          <text:p/>
        </draw:connector>
        <draw:connector draw:style-name="gr7" draw:text-style-name="P9" draw:layer="layout" svg:x1="7.35cm" svg:y1="14.653cm" svg:x2="7.35cm" svg:y2="15.922cm" draw:start-shape="id3" draw:start-glue-point="2" draw:end-shape="id4" draw:end-glue-point="0" svg:d="M7350 14653v1269" svg:viewBox="0 0 1 1270">
          <text:p/>
        </draw:connector>
        <draw:connector draw:style-name="gr7" draw:text-style-name="P9" draw:layer="layout" svg:x1="9.89cm" svg:y1="17.351cm" svg:x2="11.477cm" svg:y2="9.095cm" draw:start-shape="id4" draw:start-glue-point="1" draw:end-shape="id5" draw:end-glue-point="3" svg:d="M9890 17351h793v-8256h794" svg:viewBox="0 0 1588 8257">
          <text:p/>
        </draw:connector>
        <draw:connector draw:style-name="gr7" draw:text-style-name="P9" draw:layer="layout" svg:x1="14.493cm" svg:y1="10.524cm" svg:x2="14.493cm" svg:y2="12.43cm" draw:start-shape="id5" draw:start-glue-point="2" draw:end-shape="id6" svg:d="M14493 10524v1906" svg:viewBox="0 0 1 1907">
          <text:p/>
        </draw:connector>
        <draw:connector draw:style-name="gr7" draw:text-style-name="P9" draw:layer="layout" svg:x1="14.493cm" svg:y1="14.335cm" svg:x2="14.493cm" svg:y2="16.24cm" draw:start-shape="id6" draw:start-glue-point="2" draw:end-shape="id7" draw:end-glue-point="0" svg:d="M14493 14335v1905" svg:viewBox="0 0 1 1906">
          <text:p/>
        </draw:connector>
        <draw:connector draw:style-name="gr7" draw:text-style-name="P9" draw:layer="layout" svg:x1="14.493cm" svg:y1="18.462cm" svg:x2="10.842cm" svg:y2="20.367cm" draw:start-shape="id7" draw:start-glue-point="2" draw:end-shape="id8" draw:end-glue-point="0" svg:d="M14493 18462v952h-3651v953" svg:viewBox="0 0 3652 1906">
          <text:p/>
        </draw:connector>
        <draw:connector draw:style-name="gr8" draw:text-style-name="P9" draw:layer="layout" svg:x1="7.349cm" svg:y1="4.81cm" svg:x2="8.937cm" svg:y2="4.809cm" draw:start-shape="id9" draw:start-glue-point="1" draw:end-shape="id1" draw:end-glue-point="3" svg:d="M7349 4810h794v-1h794" svg:viewBox="0 0 1589 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826 1131 754" svg:d="M566 826l-566 754 114-85 136-68 148-46 161-17 161 13 153 46 140 68 118 89z"/>
    <draw:marker draw:name="Arrowheads_20_3" draw:display-name="Arrowheads 3" svg:viewBox="0 0 1131 1580" svg:d="M1013 1491l118 89-567-1580-564 1580 114-85 136-68 148-46 161-17 161 13 153 46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1T09:44:36.161300806</meta:creation-date>
    <dc:date>2022-08-11T10:03:46.510618219</dc:date>
    <meta:editing-duration>PT8M38S</meta:editing-duration>
    <meta:editing-cycles>1</meta:editing-cycles>
    <meta:document-statistic meta:object-count="17"/>
    <meta:generator>LibreOffice/7.2.5.1$Linux_X86_64 LibreOffice_project/20$Build-1</meta:generator>
  </office:meta>
</office:document-meta>
</file>